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5.42395833333333cm"/>
    </style:style>
    <style:style style:name="co3" style:family="table-column">
      <style:table-column-properties fo:break-before="auto" style:column-width="6.93208333333333cm"/>
    </style:style>
    <style:style style:name="co4" style:family="table-column">
      <style:table-column-properties fo:break-before="auto" style:column-width="9.55145833333333cm"/>
    </style:style>
    <style:style style:name="co5" style:family="table-column">
      <style:table-column-properties fo:break-before="auto" style:column-width="6.56166666666667cm"/>
    </style:style>
    <style:style style:name="co6" style:family="table-column">
      <style:table-column-properties fo:break-before="auto" style:column-width="4.15395833333333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8.22854166666667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3.095625cm"/>
    </style:style>
    <style:style style:name="co11" style:family="table-column">
      <style:table-column-properties fo:break-before="auto" style:column-width="3.28083333333333cm"/>
    </style:style>
    <style:style style:name="co12" style:family="table-column">
      <style:table-column-properties fo:break-before="auto" style:column-width="4.683125cm"/>
    </style:style>
    <style:style style:name="co13" style:family="table-column">
      <style:table-column-properties fo:break-before="auto" style:column-width="4.97416666666667cm"/>
    </style:style>
    <style:style style:name="co14" style:family="table-column">
      <style:table-column-properties fo:break-before="auto" style:column-width="5.55625cm"/>
    </style:style>
    <style:style style:name="co15" style:family="table-column">
      <style:table-column-properties fo:break-before="auto" style:column-width="5.953125cm"/>
    </style:style>
    <style:style style:name="co16" style:family="table-column">
      <style:table-column-properties fo:break-before="auto" style:column-width="6.50875cm"/>
    </style:style>
    <style:style style:name="co17" style:family="table-column">
      <style:table-column-properties fo:break-before="auto" style:column-width="8.70479166666667cm"/>
    </style:style>
    <style:style style:name="co18" style:family="table-column">
      <style:table-column-properties fo:break-before="auto" style:column-width="7.35541666666667cm"/>
    </style:style>
    <style:style style:name="co19" style:family="table-column">
      <style:table-column-properties fo:break-before="auto" style:column-width="10.1335416666667cm"/>
    </style:style>
    <style:style style:name="co20" style:family="table-column">
      <style:table-column-properties fo:break-before="auto" style:column-width="6.35cm"/>
    </style:style>
    <style:style style:name="co21" style:family="table-column">
      <style:table-column-properties fo:break-before="auto" style:column-width="7.381875cm"/>
    </style:style>
    <style:style style:name="co22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false"/>
      <table:table table:name="qrsfilt_perf" table:style-name="ta1">
        <table:shapes>
          <draw:frame draw:z-index="1" draw:id="id0" draw:style-name="a0" draw:name="Diagramm 1" svg:x="31.31931in" svg:y="1.88778in" svg:width="14.4075in" svg:height="7.64444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Diagramm 2" svg:x="15.83248in" svg:y="2.95061in" svg:width="14.4075in" svg:height="7.64444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Diagramm 3" svg:x="0.68452in" svg:y="3.67559in" svg:width="14.4075in" svg:height="7.64444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4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3" table:default-cell-style-name="ce1"/>
        <table:table-column table:style-name="co21" table:default-cell-style-name="ce1"/>
        <table:table-column table:style-name="co22" table:number-columns-repeated="16361" table:default-cell-style-name="ce1"/>
        <table:table-row table:style-name="ro1">
          <table:table-cell office:value-type="string" table:style-name="ce1">
            <text:p>Blocking</text:p>
          </table:table-cell>
          <table:table-cell office:value-type="string" table:style-name="ce1">
            <text:p>Blockingprecompdivandconstant</text:p>
          </table:table-cell>
          <table:table-cell office:value-type="string" table:style-name="ce1">
            <text:p>Blockingprecompdivandconstant,derIshort</text:p>
          </table:table-cell>
          <table:table-cell office:value-type="string" table:style-name="ce1">
            <text:p>Blockingprecompdivandconstant,derIshortandprecompsum</text:p>
          </table:table-cell>
          <table:table-cell office:value-type="string" table:style-name="ce1">
            <text:p>Blockingprecompdivandx*2-y*2-&gt;(x-y)*2</text:p>
          </table:table-cell>
          <table:table-cell office:value-type="string" table:style-name="ce1">
            <text:p>Blockingprecompdivonly</text:p>
          </table:table-cell>
          <table:table-cell office:value-type="string" table:style-name="ce1">
            <text:p>Precompdiv</text:p>
          </table:table-cell>
          <table:table-cell office:value-type="string" table:style-name="ce1">
            <text:p>Precompdivandconstant,derIshortandprecompsum</text:p>
          </table:table-cell>
          <table:table-cell office:value-type="string" table:style-name="ce1">
            <text:p>RENAME</text:p>
          </table:table-cell>
          <table:table-cell office:value-type="string" table:style-name="ce1">
            <text:p>SlowPerformance</text:p>
          </table:table-cell>
          <table:table-cell office:value-type="string" table:style-name="ce1">
            <text:p>SlowPerformance2</text:p>
          </table:table-cell>
          <table:table-cell office:value-type="string" table:style-name="ce1">
            <text:p>SlowPerformancewithmacro</text:p>
          </table:table-cell>
          <table:table-cell office:value-type="string" table:style-name="ce1">
            <text:p>SlowPerformancewithmacrolp</text:p>
          </table:table-cell>
          <table:table-cell office:value-type="string" table:style-name="ce1">
            <text:p>SlowPerformancewithmacrolpderI</text:p>
          </table:table-cell>
          <table:table-cell office:value-type="string" table:style-name="ce1">
            <text:p>SlowPerformancewithmacrolpderIhp</text:p>
          </table:table-cell>
          <table:table-cell office:value-type="string" table:style-name="ce1">
            <text:p>SlowPerformancewithmacrolpderIhphalf</text:p>
          </table:table-cell>
          <table:table-cell office:value-type="string" table:style-name="ce1">
            <text:p>SlowPerformancewithmacrolpderIhphalfdependencies</text:p>
          </table:table-cell>
          <table:table-cell office:value-type="string" table:style-name="ce1">
            <text:p>SlowPerformancewithmacrolpderIhphalfdependenciesnodiv</text:p>
          </table:table-cell>
          <table:table-cell office:value-type="string" table:style-name="ce1">
            <text:p>SlowPerformancewithmacrolpderIhphalfnodiv</text:p>
          </table:table-cell>
          <table:table-cell office:value-type="string" table:style-name="ce1">
            <text:p>SlowPerformancewithmacrolpderIhphalfnodivandconstreplaced</text:p>
          </table:table-cell>
          <table:table-cell office:value-type="string" table:style-name="ce1">
            <text:p>SlowPerformancewithmacrolpderIhpptr</text:p>
          </table:table-cell>
          <table:table-cell office:value-type="string" table:style-name="ce1">
            <text:p>SlowPerformancewithmacrolpderIhpptrhalf</text:p>
          </table:table-cell>
          <table:table-cell office:value-type="string" table:style-name="ce1">
            <text:p>SlowPerformancewithmacrolpderIhpptrhalfdiv</text:p>
          </table:table-cell>
          <table:table-cell table:number-columns-repeated="16361"/>
        </table:table-row>
        <table:table-row table:style-name="ro1">
          <table:table-cell office:value-type="float" office:value="0.49054999999999999" table:style-name="ce1">
            <text:p>0.49055</text:p>
          </table:table-cell>
          <table:table-cell office:value-type="float" office:value="0.54024399999999995" table:style-name="ce1">
            <text:p>0.540244</text:p>
          </table:table-cell>
          <table:table-cell office:value-type="float" office:value="0.56487600000000004" table:style-name="ce1">
            <text:p>0.564876</text:p>
          </table:table-cell>
          <table:table-cell office:value-type="float" office:value="0.56503099999999995" table:style-name="ce1">
            <text:p>0.565031</text:p>
          </table:table-cell>
          <table:table-cell office:value-type="float" office:value="0.40548899999999999" table:style-name="ce1">
            <text:p>0.405489</text:p>
          </table:table-cell>
          <table:table-cell office:value-type="float" office:value="0.54366599999999998" table:style-name="ce1">
            <text:p>0.543666</text:p>
          </table:table-cell>
          <table:table-cell office:value-type="float" office:value="0.52466000000000002" table:style-name="ce1">
            <text:p>0.52466</text:p>
          </table:table-cell>
          <table:table-cell office:value-type="float" office:value="0.53251700000000002" table:style-name="ce1">
            <text:p>0.532517</text:p>
          </table:table-cell>
          <table:table-cell office:value-type="float" office:value="0.88064399999999998" table:style-name="ce1">
            <text:p>0.880644</text:p>
          </table:table-cell>
          <table:table-cell office:value-type="float" office:value="0.47700900000000002" table:style-name="ce1">
            <text:p>0.477009</text:p>
          </table:table-cell>
          <table:table-cell office:value-type="float" office:value="0.60829699999999998" table:style-name="ce1">
            <text:p>0.608297</text:p>
          </table:table-cell>
          <table:table-cell office:value-type="float" office:value="0.47628500000000001" table:style-name="ce1">
            <text:p>0.476285</text:p>
          </table:table-cell>
          <table:table-cell office:value-type="float" office:value="0.57654000000000005" table:style-name="ce1">
            <text:p>0.57654</text:p>
          </table:table-cell>
          <table:table-cell office:value-type="float" office:value="0.58509999999999995" table:style-name="ce1">
            <text:p>0.5851</text:p>
          </table:table-cell>
          <table:table-cell office:value-type="float" office:value="0.632517" table:style-name="ce1">
            <text:p>0.632517</text:p>
          </table:table-cell>
          <table:table-cell office:value-type="float" office:value="0.63174799999999998" table:style-name="ce1">
            <text:p>0.631748</text:p>
          </table:table-cell>
          <table:table-cell office:value-type="float" office:value="0.62842500000000001" table:style-name="ce1">
            <text:p>0.628425</text:p>
          </table:table-cell>
          <table:table-cell office:value-type="float" office:value="0.87817699999999999" table:style-name="ce1">
            <text:p>0.878177</text:p>
          </table:table-cell>
          <table:table-cell office:value-type="float" office:value="0.85611000000000004" table:style-name="ce1">
            <text:p>0.85611</text:p>
          </table:table-cell>
          <table:table-cell office:value-type="float" office:value="0.78049599999999997" table:style-name="ce1">
            <text:p>0.780496</text:p>
          </table:table-cell>
          <table:table-cell office:value-type="float" office:value="0.59897299999999998" table:style-name="ce1">
            <text:p>0.598973</text:p>
          </table:table-cell>
          <table:table-cell office:value-type="float" office:value="0.59600799999999998" table:style-name="ce1">
            <text:p>0.596008</text:p>
          </table:table-cell>
          <table:table-cell office:value-type="float" office:value="0.54686299999999999" table:style-name="ce1">
            <text:p>0.546863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st</text:p>
          </table:table-cell>
          <table:table-cell table:number-columns-repeated="2" table:style-name="ce1"/>
          <table:table-cell office:value-type="string" table:style-name="ce1">
            <text:p>cost</text:p>
          </table:table-cell>
          <table:table-cell table:number-columns-repeated="4" table:style-name="ce1"/>
          <table:table-cell office:value-type="string" table:style-name="ce1">
            <text:p>cost</text:p>
          </table:table-cell>
          <table:table-cell table:style-name="ce1"/>
          <table:table-cell office:value-type="string" table:style-name="ce1">
            <text:p>cost</text:p>
          </table:table-cell>
          <table:table-cell table:number-columns-repeated="7" table:style-name="ce1"/>
          <table:table-cell office:value-type="string" table:style-name="ce1">
            <text:p>cost</text:p>
          </table:table-cell>
          <table:table-cell table:style-name="ce1"/>
          <table:table-cell office:value-type="string" table:style-name="ce1">
            <text:p>cost</text:p>
          </table:table-cell>
          <table:table-cell table:number-columns-repeated="16363" table:style-name="ce1"/>
        </table:table-row>
        <table:table-row table:style-name="ro1"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table:number-columns-repeated="4" table:style-name="ce1"/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6" table:style-name="ce1">
            <text:p>16</text:p>
          </table:table-cell>
          <table:table-cell table:number-columns-repeated="7" table:style-name="ce1"/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18" table:style-name="ce1">
            <text:p>18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op. Int.</text:p>
          </table:table-cell>
          <table:table-cell table:number-columns-repeated="2" table:style-name="ce1"/>
          <table:table-cell office:value-type="string" table:style-name="ce1">
            <text:p>op int</text:p>
          </table:table-cell>
          <table:table-cell table:number-columns-repeated="4" table:style-name="ce1"/>
          <table:table-cell office:value-type="string" table:style-name="ce1">
            <text:p>op int</text:p>
          </table:table-cell>
          <table:table-cell table:style-name="ce1"/>
          <table:table-cell office:value-type="string" table:style-name="ce1">
            <text:p>op int</text:p>
          </table:table-cell>
          <table:table-cell table:number-columns-repeated="7" table:style-name="ce1"/>
          <table:table-cell office:value-type="string" table:style-name="ce1">
            <text:p>op int</text:p>
          </table:table-cell>
          <table:table-cell table:style-name="ce1"/>
          <table:table-cell office:value-type="string" table:style-name="ce1">
            <text:p>op int</text:p>
          </table:table-cell>
          <table:table-cell table:number-columns-repeated="16363" table:style-name="ce1"/>
        </table:table-row>
        <table:table-row table:style-name="ro1">
          <table:table-cell office:value-type="float" office:value="4.5" table:style-name="ce1">
            <text:p>4.5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7" table:style-name="ce1"/>
          <table:table-cell office:value-type="float" office:value="4.25" table:style-name="ce1">
            <text:p>4.25</text:p>
          </table:table-cell>
          <table:table-cell table:style-name="ce1"/>
          <table:table-cell office:value-type="float" office:value="4.5" table:style-name="ce1">
            <text:p>4.5</text:p>
          </table:table-cell>
          <table:table-cell table:number-columns-repeated="1636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Blocking</text:p>
          </table:table-cell>
          <table:table-cell office:value-type="string" table:style-name="ce1">
            <text:p>Blockingprecompdivandconstant,derIshortandprecompsum</text:p>
          </table:table-cell>
          <table:table-cell office:value-type="string" table:style-name="ce1">
            <text:p>SlowPerformance2</text:p>
          </table:table-cell>
          <table:table-cell office:value-type="string" table:style-name="ce1">
            <text:p>SlowPerformancewithmacrolpderIhphalfnodiv</text:p>
          </table:table-cell>
          <table:table-cell office:value-type="string" table:style-name="ce1">
            <text:p>SlowPerformancewithmacrolpderIhpptr</text:p>
          </table:table-cell>
          <table:table-cell office:value-type="string" table:style-name="ce1">
            <text:p>RENAME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Blocking</text:p>
          </table:table-cell>
          <table:table-cell office:value-type="string" table:style-name="ce1">
            <text:p>Blocking precomp_const</text:p>
          </table:table-cell>
          <table:table-cell office:value-type="string" table:style-name="ce1">
            <text:p>Blocking precomp_const vect_pointer</text:p>
          </table:table-cell>
          <table:table-cell office:value-type="string" table:style-name="ce1">
            <text:p>Unrolledx50 precomp_const</text:p>
          </table:table-cell>
          <table:table-cell office:value-type="string" table:style-name="ce1">
            <text:p>Unrolledx400</text:p>
          </table:table-cell>
          <table:table-cell office:value-type="string" table:style-name="ce1">
            <text:p>Unrolledx50 + precomp_const vect_pointer</text:p>
          </table:table-cell>
          <table:table-cell table:number-columns-repeated="16378" table:style-name="ce1"/>
        </table:table-row>
        <table:table-row table:style-name="ro1">
          <table:table-cell office:value-type="float" office:value="0.49054999999999999" table:style-name="ce1">
            <text:p>0.49055</text:p>
          </table:table-cell>
          <table:table-cell office:value-type="float" office:value="0.56503099999999995" table:style-name="ce1">
            <text:p>0.565031</text:p>
          </table:table-cell>
          <table:table-cell office:value-type="float" office:value="0.60829699999999998" table:style-name="ce1">
            <text:p>0.608297</text:p>
          </table:table-cell>
          <table:table-cell office:value-type="float" office:value="0.85611000000000004" table:style-name="ce1">
            <text:p>0.85611</text:p>
          </table:table-cell>
          <table:table-cell office:value-type="float" office:value="0.59897299999999998" table:style-name="ce1">
            <text:p>0.598973</text:p>
          </table:table-cell>
          <table:table-cell office:value-type="float" office:value="0.88064399999999998" table:style-name="ce1">
            <text:p>0.880644</text:p>
          </table:table-cell>
          <table:table-cell table:number-columns-repeated="16378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/>
      <style:text-properties fo:color="#000000" fo:font-size="24pt" style:font-size-asian="24pt" style:font-size-complex="24pt" fo:font-weight="bold" style:font-weight-asian="bold" style:font-weight-complex="bold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Robin</meta:initial-creator>
    <dc:creator>Robin</dc:creator>
    <meta:creation-date>2019-05-26T13:25:26Z</meta:creation-date>
    <dc:date>2019-05-26T13:25:27Z</dc:date>
    <meta:editing-cycles>4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CH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550.3999212598424pt" svg:width="1037.339921259842pt" chart:style-name="Crt0">
        <chart:title svg:x="445.4245669291338pt" svg:y="14.85267716535433pt" chart:style-name="CT00">
          <text:p text:style-name="a0" text:class-names="" text:cond-style-name="">QRS Filters Performance</text:p>
        </chart:title>
        <chart:plot-area svg:x="16.6955905511811pt" svg:y="53.77015748031496pt" svg:width="999.781811023622pt" svg:height="481.6637007874016pt" chart:style-name="Plt0">
          <chart:axis chart:dimension="y" chart:name="primary-y" chart:style-name="Axs0">
            <chart:title svg:x="57.91031496062992pt" svg:y="40.78811023622047pt" chart:style-name="AT00">
              <text:p text:style-name="a1" text:class-names="" text:cond-style-name="">Performance (flops/cycle)</text:p>
            </chart:title>
            <chart:grid chart:class="major" chart:style-name="GMa0"/>
          </chart:axis>
          <chart:axis chart:dimension="x" chart:name="primary-x" chart:style-name="Axs1">
            <chart:categories table:cell-range-address="qrsfilt_perf.$A$1:.$W$1"/>
          </chart:axis>
          <chart:series chart:values-cell-range-address="qrsfilt_perf.$A$2:.$W$2" chart:class="chart:bar" chart:attached-axis="primary-y" chart:style-name="G0S0">
            <chart:data-point chart:repeated="2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CH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550.3999212598424pt" svg:width="1037.339921259842pt" chart:style-name="Crt0">
        <chart:title svg:x="445.4245669291338pt" svg:y="14.85267716535433pt" chart:style-name="CT00">
          <text:p text:style-name="a0" text:class-names="" text:cond-style-name="">QRS Filters Performance</text:p>
        </chart:title>
        <chart:plot-area svg:x="16.6955905511811pt" svg:y="53.77015748031496pt" svg:width="999.781811023622pt" svg:height="481.6637007874016pt" chart:style-name="Plt0">
          <chart:axis chart:dimension="y" chart:name="primary-y" chart:style-name="Axs0">
            <chart:title svg:x="57.91031496062992pt" svg:y="40.78811023622047pt" chart:style-name="AT00">
              <text:p text:style-name="a1" text:class-names="" text:cond-style-name="">Performance (flops/cycle)</text:p>
            </chart:title>
            <chart:grid chart:class="major" chart:style-name="GMa0"/>
          </chart:axis>
          <chart:axis chart:dimension="x" chart:name="primary-x" chart:style-name="Axs1">
            <chart:categories table:cell-range-address="qrsfilt_perf.$A$1:.$W$1"/>
          </chart:axis>
          <chart:series chart:values-cell-range-address="qrsfilt_perf.$A$2:.$W$2" chart:class="chart:bar" chart:attached-axis="primary-y" chart:style-name="G0S0">
            <chart:data-point chart:repeated="2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CH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550.3999212598424pt" svg:width="1037.339921259842pt" chart:style-name="Crt0">
        <chart:title svg:x="445.4245669291338pt" svg:y="14.85267716535433pt" chart:style-name="CT00">
          <text:p text:style-name="a0" text:class-names="" text:cond-style-name="">QRS Filters Performance</text:p>
        </chart:title>
        <chart:plot-area svg:x="16.6955905511811pt" svg:y="53.77015748031496pt" svg:width="999.781811023622pt" svg:height="481.6637007874016pt" chart:style-name="Plt0">
          <chart:axis chart:dimension="y" chart:name="primary-y" chart:style-name="Axs0">
            <chart:title svg:x="23.91031496062992pt" svg:y="31.78811023622047pt" chart:style-name="AT00">
              <text:p text:style-name="a1" text:class-names="" text:cond-style-name="">Performance (flops/cycle)</text:p>
            </chart:title>
            <chart:grid chart:class="major" chart:style-name="GMa0"/>
          </chart:axis>
          <chart:axis chart:dimension="x" chart:name="primary-x" chart:style-name="Axs1">
            <chart:categories table:cell-range-address="qrsfilt_perf.$A$12:.$F$12"/>
          </chart:axis>
          <chart:series chart:values-cell-range-address="qrsfilt_perf.$A$13:.$F$13" chart:class="chart:bar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